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Table1" style:family="table">
      <style:table-properties style:width="6.925in" style:rel-width="100%" table:align="left"/>
    </style:style>
    <style:style style:name="Table1.A" style:family="table-column">
      <style:table-column-properties style:column-width="3.0646in" style:rel-column-width="28999*"/>
    </style:style>
    <style:style style:name="Table1.B" style:family="table-column">
      <style:table-column-properties style:column-width="3.8604in" style:rel-column-width="36535*"/>
    </style:style>
    <style:style style:name="Table1.A1" style:family="table-cell">
      <style:table-cell-properties style:vertical-align="middle" fo:padding-left="0in" fo:padding-right="0.1875in" fo:padding-top="0.1875in" fo:padding-bottom="0.1875in" fo:border-left="none" fo:border-right="0.05pt solid #ededed" fo:border-top="0.05pt solid #ededed" fo:border-bottom="0.05pt solid #ededed"/>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top="0in" fo:margin-bottom="0.1965in" style:contextual-spacing="false"/>
    </style:style>
    <style:style style:name="P3" style:family="paragraph" style:parent-style-name="Text_20_body">
      <loext:graphic-properties draw:fill="none" draw:fill-color="#ffffff"/>
      <style:paragraph-properties fo:margin-left="0in" fo:margin-right="0in" fo:margin-top="0.1701in" fo:margin-bottom="0.1701in" style:contextual-spacing="false" style:line-height-at-least="0.25in" fo:text-indent="0in" style:auto-text-indent="false" fo:background-color="transparent"/>
      <style:text-properties fo:color="#0a0a0a" loext:opacity="100%" style:font-name="Google Sans" fo:font-size="12pt"/>
    </style:style>
    <style:style style:name="P4" style:family="paragraph" style:parent-style-name="Text_20_body">
      <loext:graphic-properties draw:fill="none" draw:fill-color="#ffffff"/>
      <style:paragraph-properties fo:margin-left="0in" fo:margin-right="0in" fo:margin-top="0.3098in" fo:margin-bottom="0.1701in" style:contextual-spacing="false" style:line-height-at-least="0.2902in" fo:text-indent="0in" style:auto-text-indent="false" fo:background-color="transparent"/>
      <style:text-properties fo:color="#0a0a0a" loext:opacity="100%" style:font-name="Google Sans" fo:font-size="15pt" fo:font-weight="bold"/>
    </style:style>
    <style:style style:name="P5" style:family="paragraph" style:parent-style-name="Text_20_body" style:list-style-name="L1">
      <loext:graphic-properties draw:fill="none" draw:fill-color="#ffffff"/>
      <style:paragraph-properties fo:margin-left="0in" fo:margin-right="0in" fo:margin-top="0in" fo:margin-bottom="0.1701in" style:contextual-spacing="false" style:line-height-at-least="0.25in" fo:text-indent="0in" style:auto-text-indent="false" fo:background-color="transparent" fo:padding="0in" fo:border="none"/>
    </style:style>
    <style:style style:name="P6" style:family="paragraph" style:parent-style-name="Text_20_body" style:list-style-name="L2">
      <loext:graphic-properties draw:fill="none" draw:fill-color="#ffffff"/>
      <style:paragraph-properties fo:margin-left="0in" fo:margin-right="0in" fo:margin-top="0in" fo:margin-bottom="0.1701in" style:contextual-spacing="false" style:line-height-at-least="0.25in" fo:text-indent="0in" style:auto-text-indent="false" fo:background-color="transparent" fo:padding="0in" fo:border="none"/>
    </style:style>
    <style:style style:name="P7" style:family="paragraph" style:parent-style-name="Standard">
      <style:paragraph-properties fo:margin-left="0in" fo:margin-right="0in" fo:margin-top="0in" fo:margin-bottom="0.2083in" style:contextual-spacing="false" style:line-height-at-least="0.25in" fo:orphans="2" fo:widows="2" fo:text-indent="0in" style:auto-text-indent="false"/>
      <style:text-properties fo:font-variant="normal" fo:text-transform="none" fo:color="#0a0a0a" loext:opacity="100%" style:font-name="Google Sans" fo:font-size="12pt" fo:letter-spacing="normal" fo:font-style="normal" fo:font-weight="normal"/>
    </style:style>
    <style:style style:name="P8" style:family="paragraph" style:parent-style-name="Standard">
      <style:paragraph-properties fo:margin-left="0in" fo:margin-right="0in" fo:margin-top="0in" fo:margin-bottom="0.2083in" style:contextual-spacing="false" style:line-height-at-least="0.25in" fo:orphans="2" fo:widows="2" fo:text-indent="0in" style:auto-text-indent="false"/>
      <style:text-properties officeooo:paragraph-rsid="001c2d66"/>
    </style:style>
    <style:style style:name="P9" style:family="paragraph" style:parent-style-name="Text_20_body" style:list-style-name="L3">
      <style:paragraph-properties fo:margin-left="0in" fo:margin-right="0in" fo:margin-top="0in" fo:margin-bottom="0.1252in" style:contextual-spacing="false" style:line-height-at-least="0.25in" fo:orphans="2" fo:widows="2" fo:text-indent="0in" style:auto-text-indent="false" fo:padding="0in" fo:border="none"/>
    </style:style>
    <style:style style:name="P10" style:family="paragraph" style:parent-style-name="Text_20_body" style:list-style-name="L3">
      <style:paragraph-properties fo:margin-left="0in" fo:margin-right="0in" fo:margin-top="0in" fo:margin-bottom="0.1252in" style:contextual-spacing="false" style:line-height-at-least="0.25in" fo:orphans="2" fo:widows="2" fo:text-indent="0in" style:auto-text-indent="false" fo:padding="0in" fo:border="none"/>
      <style:text-properties fo:font-variant="normal" fo:text-transform="none" fo:color="#0a0a0a" loext:opacity="100%" style:font-name="Google Sans" fo:font-size="12pt" fo:letter-spacing="normal" fo:font-style="normal" fo:font-weight="normal"/>
    </style:style>
    <style:style style:name="P11" style:family="paragraph" style:parent-style-name="Standard">
      <style:paragraph-properties fo:margin-left="0in" fo:margin-right="0in" fo:orphans="2" fo:widows="2" fo:text-indent="0in" style:auto-text-indent="false"/>
    </style:style>
    <style:style style:name="P12" style:family="paragraph" style:parent-style-name="Table_20_Contents">
      <style:paragraph-properties fo:margin-left="0in" fo:margin-right="0in" fo:margin-top="0in" fo:margin-bottom="0in" style:contextual-spacing="false" fo:text-indent="0in" style:auto-text-indent="false"/>
      <style:text-properties fo:font-variant="normal" fo:text-transform="none" style:font-name="Open Sans" fo:font-style="normal"/>
    </style:style>
    <style:style style:name="P13" style:family="paragraph" style:parent-style-name="Table_20_Contents">
      <style:paragraph-properties fo:margin-left="0in" fo:margin-right="0in" fo:margin-top="0in" fo:margin-bottom="0in" style:contextual-spacing="false" fo:text-indent="0in" style:auto-text-indent="false"/>
    </style:style>
    <style:style style:name="T1" style:family="text">
      <style:text-properties fo:color="#0a0a0a" loext:opacity="100%" style:font-name="Google Sans" fo:font-size="12pt" fo:font-weight="bold"/>
    </style:style>
    <style:style style:name="T2" style:family="text">
      <style:text-properties fo:color="#0a0a0a" loext:opacity="100%"/>
    </style:style>
    <style:style style:name="T3" style:family="text">
      <style:text-properties fo:color="#0a0a0a" loext:opacity="100%" style:font-name="Google Sans" fo:font-size="12pt"/>
    </style:style>
    <style:style style:name="T4" style:family="text">
      <style:text-properties fo:font-variant="normal" fo:text-transform="none" fo:color="#0a0a0a" loext:opacity="100%" style:font-name="Google Sans" fo:font-size="12pt" fo:letter-spacing="normal" fo:font-style="normal" fo:font-weight="normal"/>
    </style:style>
    <style:style style:name="T5" style:family="text">
      <style:text-properties fo:font-variant="normal" fo:text-transform="none" fo:color="#0a0a0a" loext:opacity="100%" style:font-name="Google Sans" fo:font-size="12pt" fo:letter-spacing="normal" fo:font-style="normal" style:text-underline-style="solid" style:text-underline-width="auto" style:text-underline-color="font-color" fo:font-weight="bold"/>
    </style:style>
    <style:style style:name="T6" style:family="text">
      <style:text-properties fo:font-variant="normal" fo:text-transform="none" fo:color="#0a0a0a" loext:opacity="100%" style:font-name="Google Sans" fo:font-size="12pt" fo:letter-spacing="normal" fo:font-style="normal" fo:font-weight="bold"/>
    </style:style>
    <style:style style:name="T7" style:family="text">
      <style:text-properties fo:font-variant="normal" fo:text-transform="none" fo:color="#a4214b" loext:opacity="100%" style:text-line-through-style="none" style:text-line-through-type="none" style:font-name="Open Sans" fo:font-style="normal" style:text-underline-style="none" fo:font-weight="bold" style:text-blinking="false"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bought my first PC in 1983 running CP/M, and have been a Seattle computer geek ever since until I moved here. Retired from my business with suppliers and traveled overseas for many years. I expected a piece of equipment to last years.</text:p>
      <text:section text:style-name="Sect1" text:name=":eo">
        <text:p text:style-name="Standard"/>
        <text:p text:style-name="Standard">Recently seeing New Mexico High School test scores, and rapid AI and robot advancements, has made me concerned for young workers in the new workplace going forward. Problem solving, not putting things in boxes, moving, and cleaning jobs.</text:p>
        <text:p text:style-name="Standard"/>
        <text:p text:style-name="Standard">A larger concern I have than the Humanoids is the plain box with 1 or 2 robot arms and a camera. If these low end robots follow the Ink Jet Printer business model, like HP where all of the tech is in the cartridge with a low cost plastic printer, that drove the expanding market with a low cost of entry. AI is wireless, will that become a monthly service from Amazon and others for a cheap box?</text:p>
        <text:p text:style-name="Standard">- Amazon made a $38 billion cloud services deal with OpenAI, Amazon sells a robot of their own, and no doubt will from many other companies that do not have to be big to make small robot boxes with or without wheels.</text:p>
        <text:p text:style-name="Standard">- In NYC the minimum wage is $16, a small retail chain is using an Avatar as the clerk at the register making change. The employee is online from the Philippines with a minimum wage under $4. It looks like even that Human can be replaced by AI, Walmart has 'Dumb' self check out, and online ordering for pickup that can be automated. </text:p>
        <text:p text:style-name="Standard"/>
        <text:p text:style-name="Standard">The solution has to start with a small step. Being that geek that started using Red Hat software in 1999 and just can't stand to throw out an old computer. I have a box with 4 GB of RAM running Fedora with a light desktop now. </text:p>
        <text:p text:style-name="Standard"/>
        <text:p text:style-name="Standard">Using free Fedora Linux as the lab to learn real world problem solving skills, is a low or no cost solution. Even if you are swinging a hammer on lumber, the Boss will want to keep you around if he can point at a mess and say "Fix It" a robot can't do that. But after grinding out complicated problems with Fedora, you learned that a problem needs to be assessed and worked on step by step with a plan to the end.</text:p>
        <text:p text:style-name="Standard"/>
        <text:p text:style-name="Standard">There isn't a Linux Users Group within hundreds of miles of Las Cruces. I would need to set one up, a daunting task, building a website and rounding up support from Red Hat and others, a lot of work. Unfortunately I don't know if I'm just going to get "I don't like or want to work with computers so there's no point"</text:p>
        <text:p text:style-name="Standard"/>
        <text:p text:style-name="Standard">Please let me know if you or others have any ideas on this. I asked the Google AI if Linux would be helpful for students, I have attached the answer.</text:p>
        <text:p text:style-name="Standard"/>
        <text:p text:style-name="Standard">Thank you for your attention.</text:p>
        <text:p text:style-name="P2"/>
        <text:p text:style-name="P3">Yes, a Fedora Linux User Group (LUG) can significantly help students in New Mexico gain problem-solving skills that artificial intelligence (AI) and robots currently do not possess, primarily through hands-on experience, collaborative projects, and exposure to the philosophy of open-source software (FOSS). </text:p>
        <text:p text:style-name="P4"><text:soft-page-break/>Skills Fostered by a LUG Beyond AI Capabilities</text:p>
        <text:list text:style-name="L1">
          <text:list-item>
            <text:p text:style-name="P5"><text:span text:style-name="Strong_20_Emphasis"><text:span text:style-name="T1">Holistic Problem Solving and Critical Thinking:</text:span></text:span><text:span text:style-name="T2"> </text:span><text:span text:style-name="T3">AI excels at processing data and optimizing existing solutions, but LUG activities encourage students to solve problems from first principles, evaluate situations beyond raw data, and navigate ambiguous, real-world scenarios.</text:span></text:p>
          </text:list-item>
          <text:list-item>
            <text:p text:style-name="P5"><text:span text:style-name="Strong_20_Emphasis"><text:span text:style-name="T1">Creativity and Originality:</text:span></text:span><text:span text:style-name="T2"> </text:span><text:span text:style-name="T3">LUG members often need to combine unrelated ideas, invent new system configurations, or develop novel scripts and workarounds for unique problems, an inherently human form of creativity that goes beyond AI's pattern recognition.</text:span></text:p>
          </text:list-item>
          <text:list-item>
            <text:p text:style-name="P5"><text:span text:style-name="Strong_20_Emphasis"><text:span text:style-name="T1">Collaboration and Teamwork:</text:span></text:span><text:span text:style-name="T2"> </text:span><text:span text:style-name="T3">Group work within a LUG naturally fosters essential "soft skills" such as communication, leadership, negotiation, and conflict resolution. Students learn to work together, share diverse perspectives, and build consensus, which are all skills AI struggles to replicate.</text:span></text:p>
          </text:list-item>
          <text:list-item>
            <text:p text:style-name="P5"><text:span text:style-name="Strong_20_Emphasis"><text:span text:style-name="T1">Adaptability and Flexibility:</text:span></text:span><text:span text:style-name="T2"> </text:span><text:span text:style-name="T3">The dynamic, ever-evolving nature of open-source software requires users to constantly learn and adapt to new challenges and environments. LUG participation encourages students to step outside their comfort zones and learn from experience, skills crucial for navigating an unpredictable world that AI (which operates within predefined parameters) lacks.</text:span></text:p>
          </text:list-item>
          <text:list-item>
            <text:p text:style-name="P5"><text:span text:style-name="Strong_20_Emphasis"><text:span text:style-name="T1">Ethical Judgment and Intuition:</text:span></text:span><text:span text:style-name="T2"> </text:span><text:span text:style-name="T3">Open-source communities often engage in discussions about computer ethics and the social implications of technology. This helps students develop moral reasoning and intuition, which are derived from personal beliefs and culture—aspects that are absent in AI's logical programming.</text:span></text:p>
          </text:list-item>
          <text:list-item>
            <text:p text:style-name="P5"><text:span text:style-name="Strong_20_Emphasis"><text:span text:style-name="T1">Practical, Hands-On Troubleshooting:</text:span></text:span><text:span text:style-name="T2"> </text:span><text:span text:style-name="T3">Using and managing a Linux system requires practical skills like system administration, shell scripting, and network configuration, forcing students to test configurations one by one to find solutions, which builds strong, practical problem-solving capabilities. </text:span></text:p>
          </text:list-item>
        </text:list>
        <text:p text:style-name="P4">How a LUG Achieves This</text:p>
        <text:p text:style-name="P3">A LUG can provide a space for students to engage in:</text:p>
        <text:list text:style-name="L2">
          <text:list-item>
            <text:p text:style-name="P6"><text:soft-page-break/><text:span text:style-name="Strong_20_Emphasis"><text:span text:style-name="T1">Mentorship:</text:span></text:span><text:span text:style-name="T2"> </text:span><text:span text:style-name="T3">Experienced LUG members can serve as mentors, guiding students through complex issues and sharing insights gained from real-world experience.</text:span></text:p>
          </text:list-item>
          <text:list-item>
            <text:p text:style-name="P6"><text:span text:style-name="Strong_20_Emphasis"><text:span text:style-name="T1">Workshops and Guest Speakers:</text:span></text:span><text:span text:style-name="T2"> </text:span><text:span text:style-name="T3">LUGs often host workshops on various topics (programming, hardware, security, etc.) and invite guest speakers, creating an interactive learning environment.</text:span></text:p>
          </text:list-item>
          <text:list-item>
            <text:p text:style-name="P6"><text:span text:style-name="Strong_20_Emphasis"><text:span text:style-name="T1">Collaborative Projects:</text:span></text:span><text:span text:style-name="T2"> </text:span><text:span text:style-name="T3">Students can work together on open-source projects, preparing them for real-world applications and helping them build a professional portfolio.</text:span></text:p>
          </text:list-item>
          <text:list-item>
            <text:p text:style-name="P6"><text:span text:style-name="Strong_20_Emphasis"><text:span text:style-name="T1">Community Support:</text:span></text:span><text:span text:style-name="T2"> </text:span><text:span text:style-name="T3">The LUG provides a supportive community where students can ask questions, share knowledge, and persist in working on difficult problems together, boosting engagement and motivation. </text:span></text:p>
          </text:list-item>
        </text:list>
        <text:p text:style-name="P3">By participating in a Fedora LUG, New Mexico students would gain not only technical proficiency in a robust open-source ecosystem but also develop essential human-centric skills that are becoming even more valuable in an AI-driven world. </text:p>
      </text:section>
      <text:p text:style-name="P7">-----------------</text:p>
      <text:p text:style-name="P8"><text:span text:style-name="T4">Doña Ana Community College's (DACC) computer classes are managed by  </text:span><text:a xlink:type="simple" xlink:href="https://www.google.com/search?q=Division+of+Workforce+%26+Community+Engagement&amp;sca_esv=f517df8b24517ced&amp;sxsrf=AE3TifPvWoe_NrgSdYJrK6BrDRaMhADs3A%3A1763147745712&amp;ei=4X8Xaa2RK_aq0PEPs43xqQ0&amp;oq=dona+ana+county+community+college+who+manages+computer+cla&amp;gs_lp=Egxnd3Mtd2l6LXNlcnAiOmRvbmEgYW5hIGNvdW50eSBjb21tdW5pdHkgY29sbGVnZSB3aG8gbWFuYWdlcyBjb21wdXRlciBjbGEqAggAMgUQIRigATIFECEYqwJIvNIBUOkVWM3DAXAIeAGQAQCYAaoBoAG8IaoBBDkuMja4AQPIAQD4AQGYAiugArslwgIKEAAYsAMY1gQYR8ICBBAjGCfCAggQABiABBiiBMICAhAmwgIIEAAYogQYiQXCAgYQABgWGB7CAgsQABiABBiGAxiKBcICBRAAGO8FmAMAiAYBkAYIkgcEOC4zNaAH6swBsgcEMC4zNbgHziTCBwkwLjEuMjUuMTfIB84C&amp;sclient=gws-wiz-serp&amp;mstk=AUtExfA3ELC6WLlA61_kP0YFcipwGsGURK2dYvsWeiVhALkUCuN1XhwyfXj3kDo34NER6PqB9BP5oPGbImAN5nmVQ1VeLVECxoJ9lYvy3w52fhRKOtZlHxYqLbtqnoUkGviOZKkAyLsnYGoyucVGg9qYa5smIbaACdXddF-pfLBOD-S0DMi5-xrngztI2FYNKZubPTYlYwL1juCOhFRQmp-U4U7zkQMHB2Fl1FjxjNxbRQsjf5kcocHE2fdkRbOGiUfSFzHJSvEywIXw7Dw7tVq28UgPb5Xh_iTLFkMGyUGcf-lLbg&amp;csui=3&amp;ved=2ahUKEwiIgYinrfKQAxU3DzQIHTCZEK8QgK4QegQIAhAC" text:style-name="Internet_20_link" text:visited-style-name="Visited_20_Internet_20_Link"><text:span text:style-name="Strong_20_Emphasis"><text:span text:style-name="T5">Division of Workforce &amp; Community Engagement</text:span></text:span></text:a><text:span text:style-name="T4"> and the </text:span><text:a xlink:type="simple" xlink:href="https://www.google.com/search?q=Advanced+Technologies+Division&amp;sca_esv=f517df8b24517ced&amp;sxsrf=AE3TifPvWoe_NrgSdYJrK6BrDRaMhADs3A%3A1763147745712&amp;ei=4X8Xaa2RK_aq0PEPs43xqQ0&amp;oq=dona+ana+county+community+college+who+manages+computer+cla&amp;gs_lp=Egxnd3Mtd2l6LXNlcnAiOmRvbmEgYW5hIGNvdW50eSBjb21tdW5pdHkgY29sbGVnZSB3aG8gbWFuYWdlcyBjb21wdXRlciBjbGEqAggAMgUQIRigATIFECEYqwJIvNIBUOkVWM3DAXAIeAGQAQCYAaoBoAG8IaoBBDkuMja4AQPIAQD4AQGYAiugArslwgIKEAAYsAMY1gQYR8ICBBAjGCfCAggQABiABBiiBMICAhAmwgIIEAAYogQYiQXCAgYQABgWGB7CAgsQABiABBiGAxiKBcICBRAAGO8FmAMAiAYBkAYIkgcEOC4zNaAH6swBsgcEMC4zNbgHziTCBwkwLjEuMjUuMTfIB84C&amp;sclient=gws-wiz-serp&amp;mstk=AUtExfA3ELC6WLlA61_kP0YFcipwGsGURK2dYvsWeiVhALkUCuN1XhwyfXj3kDo34NER6PqB9BP5oPGbImAN5nmVQ1VeLVECxoJ9lYvy3w52fhRKOtZlHxYqLbtqnoUkGviOZKkAyLsnYGoyucVGg9qYa5smIbaACdXddF-pfLBOD-S0DMi5-xrngztI2FYNKZubPTYlYwL1juCOhFRQmp-U4U7zkQMHB2Fl1FjxjNxbRQsjf5kcocHE2fdkRbOGiUfSFzHJSvEywIXw7Dw7tVq28UgPb5Xh_iTLFkMGyUGcf-lLbg&amp;csui=3&amp;ved=2ahUKEwiIgYinrfKQAxU3DzQIHTCZEK8QgK4QegQIAhAD" text:style-name="Internet_20_link" text:visited-style-name="Visited_20_Internet_20_Link"><text:span text:style-name="Strong_20_Emphasis"><text:span text:style-name="T5">Advanced Technologies Division</text:span></text:span></text:a><text:span text:style-name="T4">. Additionally, the college offers some online courses through a partnership with </text:span><text:a xlink:type="simple" xlink:href="https://www.google.com/search?q=Ed2go&amp;sca_esv=f517df8b24517ced&amp;sxsrf=AE3TifPvWoe_NrgSdYJrK6BrDRaMhADs3A%3A1763147745712&amp;ei=4X8Xaa2RK_aq0PEPs43xqQ0&amp;oq=dona+ana+county+community+college+who+manages+computer+cla&amp;gs_lp=Egxnd3Mtd2l6LXNlcnAiOmRvbmEgYW5hIGNvdW50eSBjb21tdW5pdHkgY29sbGVnZSB3aG8gbWFuYWdlcyBjb21wdXRlciBjbGEqAggAMgUQIRigATIFECEYqwJIvNIBUOkVWM3DAXAIeAGQAQCYAaoBoAG8IaoBBDkuMja4AQPIAQD4AQGYAiugArslwgIKEAAYsAMY1gQYR8ICBBAjGCfCAggQABiABBiiBMICAhAmwgIIEAAYogQYiQXCAgYQABgWGB7CAgsQABiABBiGAxiKBcICBRAAGO8FmAMAiAYBkAYIkgcEOC4zNaAH6swBsgcEMC4zNbgHziTCBwkwLjEuMjUuMTfIB84C&amp;sclient=gws-wiz-serp&amp;mstk=AUtExfA3ELC6WLlA61_kP0YFcipwGsGURK2dYvsWeiVhALkUCuN1XhwyfXj3kDo34NER6PqB9BP5oPGbImAN5nmVQ1VeLVECxoJ9lYvy3w52fhRKOtZlHxYqLbtqnoUkGviOZKkAyLsnYGoyucVGg9qYa5smIbaACdXddF-pfLBOD-S0DMi5-xrngztI2FYNKZubPTYlYwL1juCOhFRQmp-U4U7zkQMHB2Fl1FjxjNxbRQsjf5kcocHE2fdkRbOGiUfSFzHJSvEywIXw7Dw7tVq28UgPb5Xh_iTLFkMGyUGcf-lLbg&amp;csui=3&amp;ved=2ahUKEwiIgYinrfKQAxU3DzQIHTCZEK8QgK4QegQIAhAE" text:style-name="Internet_20_link" text:visited-style-name="Visited_20_Internet_20_Link"><text:span text:style-name="Strong_20_Emphasis"><text:span text:style-name="T5">Ed2go</text:span></text:span></text:a><text:span text:style-name="T4">. </text:span></text:p>
      <text:list text:style-name="L3">
        <text:list-header>
          <text:p text:style-name="P9"><text:span text:style-name="Strong_20_Emphasis"><text:span text:style-name="T6"/></text:span></text:p>
        </text:list-header>
        <text:list-item>
          <text:p text:style-name="P9"><text:span text:style-name="Strong_20_Emphasis"><text:span text:style-name="T6">Division of Workforce &amp; Community Engagement:</text:span></text:span><text:span text:style-name="T4"> This division manages classes for public computer skills enhancement, including offerings on Microsoft Office and Google Docs.</text:span></text:p>
          <text:p text:style-name="P10"><text:a xlink:type="simple" xlink:href="mailto:mulrich@dacc.nmsu.edu" text:style-name="Internet_20_link" text:visited-style-name="Visited_20_Internet_20_Link">mulrich@dacc.nmsu.edu</text:a></text:p>
          <text:p text:style-name="P10"/>
        </text:list-item>
        <text:list-item>
          <text:p text:style-name="P9"><text:span text:style-name="Strong_20_Emphasis"><text:span text:style-name="T6">Advanced Technologies Division:</text:span></text:span><text:span text:style-name="T4"> This division offers professional courses developed with input from various industries, which may include computer-related subjects.</text:span></text:p>
        </text:list-item>
      </text:list>
      <text:p text:style-name="Standard"><text:a xlink:type="simple" xlink:href="mailto:jgonzales@dacc.nmsu.edu" text:style-name="Internet_20_link" text:visited-style-name="Visited_20_Internet_20_Link">jgonzales@dacc.nmsu.edu</text:a></text:p>
      <text:p text:style-name="Standard"/>
      <text:p text:style-name="P11">(DACC), which would cover Linux courses, is <text:a xlink:type="simple" xlink:href="mailto:cit@dacc.nmsu.edu" text:style-name="Internet_20_link" text:visited-style-name="Visited_20_Internet_20_Link"><text:span text:style-name="Strong_20_Emphasis"><text:span text:style-name="T4">cit@dacc.nmsu.edu</text:span></text:span></text:a></text:p>
      <text:p text:style-name="P11"><text:span text:style-name="Strong_20_Emphasis"><text:span text:style-name="T4"/></text:span></text:p>
      <table:table table:name="Table1" table:style-name="Table1">
        <table:table-column table:style-name="Table1.A"/>
        <table:table-column table:style-name="Table1.B"/>
        <text:soft-page-break/>
        <table:table-row>
          <table:table-cell table:style-name="Table1.A1" office:value-type="string">
            <text:p text:style-name="P12">CTE Academic Advisor</text:p>
          </table:table-cell>
          <table:table-cell table:style-name="Table1.A1" office:value-type="string">
            <text:p text:style-name="P13"><text:a xlink:type="simple" xlink:href="mailto:mdupass@dacc.nmsu.edu" text:style-name="Internet_20_link" text:visited-style-name="Visited_20_Internet_20_Link"><text:span text:style-name="T7">mdupass@dacc.nmsu.edu</text:span></text:a></text:p>
          </table:table-cell>
        </table:table-row>
      </table:table>
      <text:p text:style-name="P11"><text:span text:style-name="Strong_20_Emphasis"><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4T11:52:26.490000591</meta:creation-date>
    <dc:date>2025-11-14T13:04:02.717893159</dc:date>
    <meta:editing-duration>PT11M24S</meta:editing-duration>
    <meta:editing-cycles>4</meta:editing-cycles>
    <meta:generator>LibreOffice/25.2.7.2$Linux_X86_64 LibreOffice_project/520$Build-2</meta:generator>
    <meta:document-statistic meta:table-count="1" meta:image-count="0" meta:object-count="0" meta:page-count="4" meta:paragraph-count="36" meta:word-count="1032" meta:character-count="6503" meta:non-whitespace-character-count="5513"/>
  </office:meta>
</office:document-meta>
</file>